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ufi.pth.tar /fast-data/datasets/ILSVRC/2012/clsloc/</text:p>
          </table:table-cell>
        </table:table-row>
      </table:table>
      <table:table table:name="ZSL" table:style-name="ta1">
        <table:table-column table:style-name="co11" table:default-cell-style-name="ce2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2hop</text:p>
          </table:table-cell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Default" office:value-type="string" calcext:value-type="string">
            <text:p>2hop</text:p>
          </table:covered-table-cell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3hop</text:p>
          </table:table-cell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20k</text:p>
          </table:table-cell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29T19:04:38.228672025</dc:date>
    <meta:editing-duration>P13DT19H55M35S</meta:editing-duration>
    <meta:editing-cycles>171</meta:editing-cycles>
    <meta:generator>LibreOffice/5.1.6.2$Linux_X86_64 LibreOffice_project/10m0$Build-2</meta:generator>
    <meta:document-statistic meta:table-count="7" meta:cell-count="6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